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color="#ffffff" loext:opacity="100%" officeooo:paragraph-rsid="001c094b"/>
    </style:style>
    <style:style style:name="P2" style:family="paragraph" style:parent-style-name="Text_20_body">
      <style:text-properties fo:color="#ffffff" loext:opacity="100%" officeooo:paragraph-rsid="001c094b"/>
    </style:style>
    <style:style style:name="P3" style:family="paragraph" style:parent-style-name="Text_20_body" style:list-style-name="L1">
      <style:text-properties officeooo:paragraph-rsid="001d5467"/>
    </style:style>
    <style:style style:name="P4" style:family="paragraph" style:parent-style-name="Text_20_body" style:list-style-name="L1">
      <style:text-properties fo:color="#ffffff" loext:opacity="100%"/>
    </style:style>
    <style:style style:name="P5" style:family="paragraph" style:parent-style-name="Text_20_body">
      <style:text-properties fo:color="#ffffff" loext:opacity="100%"/>
    </style:style>
    <style:style style:name="P6" style:family="paragraph" style:parent-style-name="Text_20_body" style:list-style-name="L2">
      <style:paragraph-properties fo:margin-left="0cm" fo:margin-right="0cm" fo:text-indent="0cm" style:auto-text-indent="false"/>
      <style:text-properties fo:color="#ffffff" loext:opacity="100%"/>
    </style:style>
    <style:style style:name="P7" style:family="paragraph" style:parent-style-name="Text_20_body" style:list-style-name="L2">
      <style:text-properties fo:color="#ffffff" loext:opacity="100%"/>
    </style:style>
    <style:style style:name="P8" style:family="paragraph" style:parent-style-name="Text_20_body" style:list-style-name="L3">
      <style:text-properties fo:color="#ffffff" loext:opacity="100%"/>
    </style:style>
    <style:style style:name="P9" style:family="paragraph" style:parent-style-name="Text_20_body" style:list-style-name="L3">
      <style:paragraph-properties fo:margin-left="0cm" fo:margin-right="0cm" fo:text-indent="0cm" style:auto-text-indent="false"/>
      <style:text-properties fo:color="#ffffff" loext:opacity="100%"/>
    </style:style>
    <style:style style:name="T1" style:family="text">
      <style:text-properties officeooo:rsid="001d5467"/>
    </style:style>
    <style:style style:name="T2" style:family="text">
      <style:text-properties fo:color="#ffffff" loext:opacity="100%"/>
    </style:style>
    <style:style style:name="T3" style:family="text">
      <style:text-properties fo:font-style="italic"/>
    </style:style>
    <style:style style:name="T4" style:family="text">
      <style:text-properties officeooo:rsid="001df0d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1. List down the values in human relationship .How is ‘Trust’ the foundation value of relationships ?</text:p>
      <text:p text:style-name="P1"/>
      <text:p text:style-name="P2">Based on the text<text:span text:style-name="T1">book</text:span> (specifically page 142 / OCR page 48), the definite feelings (values) in human relationships are listed as nine:</text:p>
      <text:list text:style-name="L1">
        <text:list-item>
          <text:p text:style-name="P3"><text:span text:style-name="Strong_20_Emphasis"><text:span text:style-name="T2">Trust:</text:span></text:span><text:span text:style-name="T2"> To be assured that the other intends to make me happy and prosperous (p. 151 / OCR p. 57).</text:span></text:p>
        </text:list-item>
        <text:list-item>
          <text:p text:style-name="P3"><text:span text:style-name="Strong_20_Emphasis"><text:span text:style-name="T2">Respect:</text:span></text:span><text:span text:style-name="T2"> Right evaluation (p. 163 / OCR p. 69).</text:span></text:p>
        </text:list-item>
        <text:list-item>
          <text:p text:style-name="P4"><text:span text:style-name="Strong_20_Emphasis">Affection:</text:span> The feeling of being related to the other (p. 174 / OCR p. 80).</text:p>
        </text:list-item>
        <text:list-item>
          <text:p text:style-name="P4"><text:span text:style-name="Strong_20_Emphasis">Care:</text:span> The feeling of responsibility and commitment for nurturing and protection of the Body of my relative (p. 176 / OCR p. 82).</text:p>
        </text:list-item>
        <text:list-item>
          <text:p text:style-name="P4"><text:span text:style-name="Strong_20_Emphasis">Guidance:</text:span> The feeling of responsibility and commitment for ensuring the right understanding and right feeling in the Self of my relative (p. 176 / OCR p. 82).</text:p>
        </text:list-item>
        <text:list-item>
          <text:p text:style-name="P4"><text:span text:style-name="Strong_20_Emphasis">Reverence:</text:span> The feeling of acceptance for excellence (p. 177 / OCR p. 83).</text:p>
        </text:list-item>
        <text:list-item>
          <text:p text:style-name="P4"><text:span text:style-name="Strong_20_Emphasis">Glory:</text:span> The feeling of acceptance for those who have made effort for excellence (p. 179 / OCR p. 85).</text:p>
        </text:list-item>
        <text:list-item>
          <text:p text:style-name="P4"><text:span text:style-name="Strong_20_Emphasis">Gratitude:</text:span> The feeling of acceptance for those who have made the effort for my excellence (p. 179 / OCR p. 85).</text:p>
        </text:list-item>
        <text:list-item>
          <text:p text:style-name="P4"><text:span text:style-name="Strong_20_Emphasis">Love:</text:span> The feeling of being related to all (p. 182 / OCR p. 88).</text:p>
        </text:list-item>
      </text:list>
      <text:p text:style-name="P5"><text:span text:style-name="T1">All</text:span> these feelings are in the Self, not the Body, and are central to fulfilling relationships (p. 142 / OCR p. 48). They are naturally acceptable to us (p. 143 / OCR p. 49).</text:p>
      <text:p text:style-name="P5">Trust is the foundation value of relationships in several key ways:</text:p>
      <text:list text:style-name="L2">
        <text:list-item>
          <text:p text:style-name="P6"><text:span text:style-name="Strong_20_Emphasis">Definition and Assurance:</text:span> Trust is defined as "to be assured that the other <text:span text:style-name="T3">intends</text:span> to make me happy and prosperous" (p. 151 / OCR p. 57; p. 158 / OCR p. 64). Since continuous happiness and prosperity is our basic aspiration, being assured of the other's positive intention towards this provides a fundamental sense of security and acceptance. Without this assurance, there is doubt, apprehension, or fear (mistrust), which undermines the relationship from the start (p. 151 / OCR p. 57).</text:p>
        </text:list-item>
        <text:list-item>
          <text:p text:style-name="P6"><text:span text:style-name="Strong_20_Emphasis">Distinguishing Intention from Competence:</text:span> The difference between <text:span text:style-name="T3">intention</text:span> (the natural acceptance to want happiness for oneself and the other) and <text:span text:style-name="T3">competence</text:span> (the ability to fulfill that intention) (p. 153-154 / OCR p. 59-60). Trust is specifically placed on the <text:span text:style-name="T3">intention</text:span> of the other. The text argues that our natural acceptance (intention) is always positive – we want to be happy and make others happy (p. 151-152 / OCR p. 57-58; p. 158-159 / OCR p. 64-65). Competence, however, varies. The common mistake is doubting the other's intention based on their lack of competence (p. 154 / OCR p. 60; p. 155 / OCR p. 61). Trusting the <text:span text:style-name="T3">intention</text:span> allows us to see the other as fundamentally similar and well-meaning, even when they make mistakes (lack competence). This prevents the relationship from breaking down due to misunderstandings about competence.</text:p>
        </text:list-item>
        <text:list-item>
          <text:p text:style-name="P7"><text:span text:style-name="Strong_20_Emphasis">Feeling Related:</text:span> When we have trust in the other's intention, we "feel related to the other." Conversely, if we doubt the intention, we feel "opposition" (p. 156 / OCR p. 62; p. 160 / <text:soft-page-break/>OCR p. 66). This feeling of being related, born from trust, is the very basis of accepting the other and wanting to interact positively. Without trust, the fundamental connection feels broken.</text:p>
        </text:list-item>
        <text:list-item>
          <text:p text:style-name="P7"><text:span text:style-name="Strong_20_Emphasis">Enabling Response over Reaction:</text:span> With trust on intention, even if the other lacks competence and makes mistakes, our response is aimed at helping them improve their competence. Without trust (i.e., doubting their intention), we react with irritation, anger, or opposition (p. 156 / OCR p. 62). Trust enables constructive engagement rather than destructive conflict.</text:p>
        </text:list-item>
        <text:list-item>
          <text:p text:style-name="P7"><text:span text:style-name="Strong_20_Emphasis">Starting Point for Mutual Development:</text:span> Trust on intention is described as the "starting point for mutual development" and the point where the "relationship begins" (p. 161 / OCR p. 67). It provides the stable ground upon which both individuals can evaluate their mutual competence and make programs for growth and interaction without fear or suspicion.</text:p>
        </text:list-item>
        <text:list-item>
          <text:p text:style-name="P7"><text:span text:style-name="Strong_20_Emphasis">Basis for Other Feelings:</text:span> The text indicates that other feelings, like Affection, require the presence of Trust and Respect (p. 174 / OCR p. 80). Love, the complete value, encompasses all feelings, starting from Trust (p. 183 / OCR p. 89). Therefore, trust acts as the necessary first step or foundation upon which other relationship values are built and sustained.</text:p>
        </text:list-item>
      </text:list>
      <text:p text:style-name="P5">In essence, <text:s/>argu<text:span text:style-name="T1">ment</text:span> that recognizing and being assured of the fundamental positive intention (natural acceptance) in both ourselves and others is the cornerstone of any stable, fulfilling, and mutually developing human relationship. This assurance is 'Trust'.</text:p>
      <text:p text:style-name="P1"><text:line-break/>Q2.Right understanding in the individuals is the basis for harmony in the family , which is the building block for harmony in the society . Give your comments .</text:p>
      <text:p text:style-name="P1"/>
      <text:p text:style-name="P2"><text:span text:style-name="T4">T</text:span>his statement accurately reflects the flow of harmony proposed. Here's a detailed comment grounded in the text:</text:p>
      <text:list text:style-name="L3">
        <text:list-item>
          <text:p text:style-name="P8"><text:span text:style-name="Strong_20_Emphasis">Right Understanding in Individuals:</text:span> The text establishes that the fundamental goal is continuous happiness, which is achieved through "right understanding" and living in harmony at all levels (p. 140 / OCR p. 46). Right understanding involves grasping the harmony in nature/existence, understanding the human being as the co-existence of Self (consciousness) and Body (material), understanding the activities and needs of the Self, and understanding relationships (p. 140-142 / OCR p. 46-48). Crucially, it involves understanding the definite, naturally acceptable feelings (values) like Trust, Respect, Affection, etc., that form the basis of relationships (p. 142 / OCR p. 48). When an individual gains right understanding, they achieve harmony within themselves ("Harmony in the Self"), aligning their desires, thoughts, and expectations with their natural acceptance (p. 108-109 / OCR p. 14-15). This leads to having the right feelings within oneself (p. 184 / OCR p. 90).</text:p>
        </text:list-item>
        <text:list-item>
          <text:p text:style-name="P9"><text:span text:style-name="Strong_20_Emphasis">Basis for Harmony in the Family:</text:span> The text identifies the family as the "basic unit of human interaction" and a "practice ground for living in relationship and harmony" (p. 140 / OCR p. 46). Harmony in the family is primarily about the fulfillment of relationships between its members (p. 140 / OCR p. 46). This fulfillment, the text argues, depends entirely on understanding and ensuring the right feelings (values) (p. 141-144 / OCR p. 47-50). Since right understanding in the individual leads to having these right feelings (like Trust, Respect, Affection) within the Self, individuals with right understanding are capable of <text:span text:style-name="T3">expressing</text:span> <text:soft-page-break/>and <text:span text:style-name="T3">fulfilling</text:span> these feelings towards their family members (p. 147-148 / OCR p. 53-54). This mutual fulfillment of naturally acceptable feelings leads directly to "mutual happiness" (p. 143 / OCR p. 49), which is the essence of harmony in the family. Conversely, the text attributes unhappiness and lack of fulfillment in families largely to the <text:span text:style-name="T3">absence</text:span> of right understanding about the Self, relationships, and feelings, leading to attempts to substitute feelings with physical facilities or expecting feelings from others without ensuring them within oneself (p. 144-146 / OCR p. 50-52). Thus, right understanding in the individuals comprising the family is the essential foundation for family harmony.</text:p>
        </text:list-item>
        <text:list-item>
          <text:p text:style-name="P8"><text:span text:style-name="Strong_20_Emphasis">Family Harmony as the Building Block for Harmony in Society:</text:span> The text explicitly states, "The family is the basic unit or building block of human organisation" (p. 140 / OCR p. 46). The experience and competence gained in understanding relationships and living with mutual fulfillment (justice) within the family naturally extends outwards. An individual prepared within the family develops the "ability to participate meaningfully in the larger society – in the neighbourhood, in the community and so on" (p. 187 / OCR p. 93). The understanding that relationships are based on the Self and universal feelings allows the feeling of relatedness (starting with affection) to expand beyond the immediate family towards an "undivided human family" or "undivided society" (p. 182 / OCR p. 88; p. 187 / OCR p. 93). This contrasts sharply with the current state where lack of acceptance of relationship beyond a limited circle leads to opposition and societal problems like conflict (p. 144 / OCR p. 50). Therefore, families where individuals operate with right understanding and achieve harmony become the stable, foundational units that collectively create the possibility for a harmonious, just, and undivided society.</text:p>
        </text:list-item>
      </text:list>
      <text:p text:style-name="P5">Right understanding transforms the individual, enabling inner harmony and the presence of right feelings. These feelings are the basis for fulfilling relationships and achieving harmony within the family. The family, as the fundamental unit where these principles are first learned and practiced, then acts as the essential building block for extending this understanding and harmony to the entire society, ultimately aiming for universal human connection and order.</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1T04:49:51.148585400</meta:creation-date>
    <meta:generator>LibreOffice/25.2.2.2$Windows_X86_64 LibreOffice_project/7370d4be9e3cf6031a51beef54ff3bda878e3fac</meta:generator>
    <dc:date>2025-04-21T12:17:14.038432100</dc:date>
    <meta:editing-duration>PT2H23M52S</meta:editing-duration>
    <meta:editing-cycles>3</meta:editing-cycles>
    <meta:print-date>2025-04-21T05:35:24.955806800</meta:print-date>
    <meta:printed-by>PDF files</meta:printed-by>
    <meta:document-statistic meta:table-count="0" meta:image-count="0" meta:object-count="0" meta:page-count="3" meta:paragraph-count="26" meta:word-count="1404" meta:character-count="8687" meta:non-whitespace-character-count="7323"/>
  </office:meta>
</office:document-meta>
</file>